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0"/>
    </style:style>
    <style:style style:name="P2" style:family="paragraph" style:parent-style-name="Standard">
      <style:paragraph-properties fo:orphans="3"/>
    </style:style>
    <style:style style:name="P3" style:family="paragraph" style:parent-style-name="Standard">
      <style:paragraph-properties fo:orphans="4"/>
    </style:style>
    <style:style style:name="P4" style:family="paragraph" style:parent-style-name="Standard">
      <style:paragraph-properties fo:orphans="5"/>
    </style:style>
    <style:style style:name="P5" style:family="paragraph" style:parent-style-name="Standard">
      <style:paragraph-properties fo:orphans="6"/>
    </style:style>
    <style:style style:name="P6" style:family="paragraph" style:parent-style-name="Standard">
      <style:paragraph-properties fo:orphans="7"/>
    </style:style>
    <style:style style:name="P7" style:family="paragraph" style:parent-style-name="Standard">
      <style:paragraph-properties fo:orphans="8"/>
    </style:style>
    <style:style style:name="P8" style:family="paragraph" style:parent-style-name="Standard">
      <style:paragraph-properties fo:orphans="9"/>
    </style:style>
    <style:style style:name="P9" style:family="paragraph" style:parent-style-name="Standard" style:list-style-name="L1">
      <style:paragraph-properties fo:orphans="9"/>
      <style:text-properties officeooo:paragraph-rsid="000ad103"/>
    </style:style>
    <style:style style:name="P10" style:family="paragraph" style:parent-style-name="Standard" style:list-style-name="L8">
      <style:paragraph-properties fo:orphans="9"/>
      <style:text-properties officeooo:paragraph-rsid="000ad103"/>
    </style:style>
    <style:style style:name="P11" style:family="paragraph" style:parent-style-name="Standard">
      <style:paragraph-properties fo:orphans="9"/>
      <style:text-properties officeooo:paragraph-rsid="000ad103"/>
    </style:style>
    <style:style style:name="P12" style:family="paragraph" style:parent-style-name="Standard" style:list-style-name="L2">
      <style:paragraph-properties fo:orphans="8"/>
      <style:text-properties officeooo:paragraph-rsid="000ad103"/>
    </style:style>
    <style:style style:name="P13" style:family="paragraph" style:parent-style-name="Standard" style:list-style-name="L3">
      <style:paragraph-properties fo:orphans="7"/>
    </style:style>
    <style:style style:name="P14" style:family="paragraph" style:parent-style-name="Standard" style:list-style-name="L4">
      <style:paragraph-properties fo:orphans="6"/>
    </style:style>
    <style:style style:name="P15" style:family="paragraph" style:parent-style-name="Standard" style:list-style-name="L5">
      <style:paragraph-properties fo:orphans="5"/>
      <style:text-properties officeooo:paragraph-rsid="000ad103"/>
    </style:style>
    <style:style style:name="P16" style:family="paragraph" style:parent-style-name="Standard" style:list-style-name="L6">
      <style:paragraph-properties fo:orphans="4"/>
    </style:style>
    <style:style style:name="P17" style:family="paragraph" style:parent-style-name="Standard" style:list-style-name="L7">
      <style:paragraph-properties fo:orphans="3"/>
    </style:style>
    <style:style style:name="P18" style:family="paragraph" style:parent-style-name="Standard" style:list-style-name="L8">
      <style:paragraph-properties fo:orphans="2"/>
      <style:text-properties officeooo:paragraph-rsid="000ad103"/>
    </style:style>
    <style:style style:name="P19" style:family="paragraph" style:parent-style-name="Standard" style:list-style-name="L9">
      <style:paragraph-properties fo:orphans="1"/>
    </style:style>
    <style:style style:name="P20" style:family="paragraph" style:parent-style-name="Standard" style:list-style-name="L10">
      <style:paragraph-properties fo:orphans="0"/>
    </style:style>
    <style:style style:name="P21" style:family="paragraph" style:parent-style-name="Standard" style:list-style-name="L1">
      <style:paragraph-properties fo:orphans="9"/>
      <style:text-properties officeooo:rsid="000b2cd5" officeooo:paragraph-rsid="000b2cd5"/>
    </style:style>
    <style:style style:name="P22" style:family="paragraph" style:parent-style-name="Standard" style:list-style-name="L7">
      <style:paragraph-properties fo:orphans="3"/>
      <style:text-properties officeooo:rsid="000e4ddf" officeooo:paragraph-rsid="000e4ddf"/>
    </style:style>
    <style:style style:name="T1" style:family="text">
      <style:text-properties officeooo:rsid="000d15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929472559" text:style-name="L10">
        <text:list-item>
          <text:p text:style-name="P20"><text:a xlink:type="simple" xlink:href="https://angular.io/guide/creating-libraries#using-your-own-library-in-apps" office:target-frame-name="_blank" xlink:show="new" text:style-name="Internet_20_link" text:visited-style-name="Visited_20_Internet_20_Link">https://angular.io/guide/creating-libraries#using-your-own-library-in-apps</text:a></text:p>
        </text:list-item>
      </text:list>
      <text:list xml:id="list1169603065" text:style-name="L9">
        <text:list-item>
          <text:p text:style-name="P19"><text:a xlink:type="simple" xlink:href="https://angular.io/guide/schematics" office:target-frame-name="_blank" xlink:show="new" text:style-name="Internet_20_link" text:visited-style-name="Visited_20_Internet_20_Link">https://angular.io/guide/schematics</text:a></text:p>
        </text:list-item>
      </text:list>
      <text:list xml:id="list1519488971" text:style-name="L8">
        <text:list-item>
          <text:p text:style-name="P18"><text:a xlink:type="simple" xlink:href="https://angular.io/guide/schematics-for-libraries" office:target-frame-name="_blank" xlink:show="new" text:style-name="Internet_20_link" text:visited-style-name="Visited_20_Internet_20_Link">https://angular.io/guide/schematics-for-libraries</text:a></text:p>
        </text:list-item>
        <text:list-item>
          <text:p text:style-name="P10"><text:a xlink:type="simple" xlink:href="https://rxjs.dev/guide/operators" text:style-name="Internet_20_link" text:visited-style-name="Visited_20_Internet_20_Link">https://rxjs.dev/guide/operators</text:a></text:p>
        </text:list-item>
        <text:list-item>
          <text:p text:style-name="P18"><text:a xlink:type="simple" xlink:href="https://developer.mozilla.org/en-US/docs/Web/JavaScript/EventLoop" office:target-frame-name="_blank" xlink:show="new" text:style-name="Internet_20_link" text:visited-style-name="Visited_20_Internet_20_Link">https://developer.mozilla.org/en-US/docs/Web/JavaScript/EventLoop</text:a> </text:p>
        </text:list-item>
        <text:list-item>
          <text:p text:style-name="P18"><text:a xlink:type="simple" xlink:href="https://ngrx.io/" text:style-name="Internet_20_link" text:visited-style-name="Visited_20_Internet_20_Link">https://ngrx.io/</text:a></text:p>
        </text:list-item>
      </text:list>
      <text:p text:style-name="P2"/>
      <text:list xml:id="list1200038037" text:style-name="L7">
        <text:list-item>
          <text:p text:style-name="P22">CALLBACK HELL</text:p>
        </text:list-item>
        <text:list-item>
          <text:p text:style-name="P17">Observable.fromPromise</text:p>
        </text:list-item>
      </text:list>
      <text:p text:style-name="P3"/>
      <text:list xml:id="list2079484788" text:style-name="L6">
        <text:list-item>
          <text:p text:style-name="P16">If you are using RxJS 6.0.0: import { from } from 'rxjs'; const observable = from(promise);</text:p>
        </text:list-item>
      </text:list>
      <text:p text:style-name="P4"/>
      <text:list xml:id="list2254406536" text:style-name="L5">
        <text:list-item>
          <text:p text:style-name="P15">const observable = new Observable(function subscribe(subscriber) { const id = setInterval(() =&gt; { subscriber.next('hi') }, 1000); });</text:p>
        </text:list-item>
      </text:list>
      <text:p text:style-name="P5"/>
      <text:list xml:id="list794741615" text:style-name="L4">
        <text:list-item>
          <text:p text:style-name="P14">tap</text:p>
        </text:list-item>
      </text:list>
      <text:list xml:id="list3499838044" text:style-name="L3">
        <text:list-item>
          <text:p text:style-name="P13">forkjoin</text:p>
        </text:list-item>
      </text:list>
      <text:p text:style-name="P7"/>
      <text:list xml:id="list3771821904" text:style-name="L2">
        <text:list-item>
          <text:p text:style-name="P12">const observable = forkJoin([ this.planningService.getTagTypeOptions(TagType.Department), this.planningService.getDailyDeviceProduction(productionRequest), this.planningService.getUserAvailabilities(availabilityRequestData) ]); observable.subscribe({ next: value =&gt; { this.setDropDownOptions(value[0]); this.createOverviewData(value[1], value[2]); }, complete: () =&gt; {}, error: () =&gt; { } });</text:p>
        </text:list-item>
      </text:list>
      <text:p text:style-name="Standard"/>
      <text:list xml:id="list3690024791" text:style-name="L1">
        <text:list-item>
          <text:p text:style-name="P9">combineLatest</text:p>
        </text:list-item>
      </text:list>
      <text:p text:style-name="P11"/>
      <text:list xml:id="list133709189511200" text:continue-numbering="true" text:style-name="L1">
        <text:list-item>
          <text:p text:style-name="P21">LazyLoad<text:span text:style-name="T1">ing</text:span> bei größeren Daten / nicht zwingend bei mehr Dat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3:08:00.044000000</meta:creation-date>
    <dc:date>2021-09-08T13:37:07.314000000</dc:date>
    <meta:editing-duration>PT18M43S</meta:editing-duration>
    <meta:editing-cycles>7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5" meta:word-count="97" meta:character-count="1023" meta:non-whitespace-character-count="955"/>
  </office:meta>
</office:document-meta>
</file>